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officeooo:rsid="000a40cc" officeooo:paragraph-rsid="000a40cc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rsid="000ae037" officeooo:paragraph-rsid="000ae037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paragraph-rsid="000738eb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paragraph-rsid="0016cf8c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rsid="000b4cdd" officeooo:paragraph-rsid="000b4cdd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rsid="000c38e6" officeooo:paragraph-rsid="000c38e6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rsid="000d3d5a" officeooo:paragraph-rsid="000d3d5a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rsid="00125c02" officeooo:paragraph-rsid="00125c02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14a192" officeooo:paragraph-rsid="0014a192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rsid="0016cf8c" officeooo:paragraph-rsid="0016cf8c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officeooo:rsid="0019f60c" officeooo:paragraph-rsid="0019f60c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officeooo:rsid="001d33bf" officeooo:paragraph-rsid="001d33bf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officeooo:rsid="00209811" officeooo:paragraph-rsid="00209811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officeooo:rsid="0021dafb" officeooo:paragraph-rsid="0021dafb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officeooo:rsid="0023da4a" officeooo:paragraph-rsid="0023da4a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officeooo:rsid="00255098" officeooo:paragraph-rsid="00255098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officeooo:rsid="00262af6" officeooo:paragraph-rsid="00262af6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officeooo:rsid="0027b864" officeooo:paragraph-rsid="0027b864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officeooo:rsid="002923ab" officeooo:paragraph-rsid="002923ab" style:font-size-asian="12pt" style:font-size-complex="12pt"/>
    </style:style>
    <style:style style:name="T1" style:family="text">
      <style:text-properties fo:color="#c9211e" loext:opacity="100%" fo:font-weight="bold" officeooo:rsid="000f243d" style:font-weight-asian="bold" style:font-weight-complex="bold"/>
    </style:style>
    <style:style style:name="T2" style:family="text">
      <style:text-properties fo:color="#c9211e" loext:opacity="100%" fo:font-weight="bold" officeooo:rsid="00111937" style:font-weight-asian="bold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officeooo:rsid="0016cf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ício N1.4</text:p>
      <text:p text:style-name="P3"/>
      <text:p text:style-name="P3">1 - O será exibido quando executado o seguinte comando: echo $RANDOM?</text:p>
      <text:p text:style-name="P1"/>
      <text:p text:style-name="P1">Um número aleatório.</text:p>
      <text:p text:style-name="P3"/>
      <text:p text:style-name="P3"/>
      <text:p text:style-name="P3">2 - Como fazemos para entrar no diretório “WWW” e mostra o caminho absoluto dele?</text:p>
      <text:p text:style-name="P12">cd www | pwd</text:p>
      <text:p text:style-name="P3"/>
      <text:p text:style-name="P3"/>
      <text:p text:style-name="P3">3 - Qual o resultado dos seguintes comandos:</text:p>
      <text:p text:style-name="P3"/>
      <text:p text:style-name="P3">a) echo car{r,teir}o</text:p>
      <text:p text:style-name="P3">carro carteiro</text:p>
      <text:p text:style-name="P3"/>
      <text:p text:style-name="P3">b) echo {a,b}{,c,d}</text:p>
      <text:p text:style-name="P3">a ac ad b bc bd</text:p>
      <text:p text:style-name="P3"/>
      <text:p text:style-name="P3">c) echo a data é date</text:p>
      <text:p text:style-name="P3">a data é date</text:p>
      <text:p text:style-name="P3"/>
      <text:p text:style-name="P3">d) echo a data é `date`</text:p>
      <text:p text:style-name="P3">a data é Sun Aug 22 18:27:54 -05 2021</text:p>
      <text:p text:style-name="P3"/>
      <text:p text:style-name="P3"/>
      <text:p text:style-name="P3">4 - Explique o será exibido em cada comando ls abaixo:</text:p>
      <text:p text:style-name="P3"/>
      <text:p text:style-name="P3">a) ls –l</text:p>
      <text:p text:style-name="P1">Lista de forma detalhada os arquivos e subdiretórios desta pasta, mostrando as permissões de cada arquivo ou diretório.</text:p>
      <text:p text:style-name="P3"/>
      <text:p text:style-name="P3">b) ls –lh</text:p>
      <text:p text:style-name="P2">Lista de forma detalhada mostrando também o tamanho da pasta ou arquivo.</text:p>
      <text:p text:style-name="P3"/>
      <text:p text:style-name="P3">c) ls –lh arq*</text:p>
      <text:p text:style-name="P2">Lista de forma detalhada, incluindo o tamanho, todos os diretórios e arquivos que começam com a palavra “arq”.</text:p>
      <text:p text:style-name="P3"/>
      <text:p text:style-name="P3">d) ls –l documento.*</text:p>
      <text:p text:style-name="P6">Lista de forma detalhada, todos os arquivos que tem o nome “documento” independente da extensão do arquivo.</text:p>
      <text:p text:style-name="P3"/>
      <text:p text:style-name="P3">e) ls cap0[ˆ1-7]*</text:p>
      <text:p text:style-name="P13"/>
      <text:p text:style-name="P3"/>
      <text:p text:style-name="P3"/>
      <text:p text:style-name="P3">5 - Explique os seguintes comandos:</text:p>
      <text:p text:style-name="P3"/>
      <text:p text:style-name="P3">a) ls –l &gt; arq.txt</text:p>
      <text:p text:style-name="P6">Salva num arquivo (cria ele) o resultado do comando “ls -l” aplicado naquela pasta.</text:p>
      <text:p text:style-name="P3"/>
      <text:p text:style-name="P3"><text:soft-page-break/>b) cat /etc/passwd | grep nasserala &gt; lista.txt</text:p>
      <text:p text:style-name="P7">Salva o resultado do comando “cat /etc/passwd | grep nasserala” (as linhas do arquivo passwd que tenham a palavra nasserala) num arquivo chamado “lista.txt” no diretório atual.</text:p>
      <text:p text:style-name="P3"/>
      <text:p text:style-name="P3">c) echo “Alo Mundo” &gt;&gt; arq.txt</text:p>
      <text:p text:style-name="P7">Concatena “Alo Mundo” no final do arquivo “arq.txt”</text:p>
      <text:p text:style-name="P3"/>
      <text:p text:style-name="P3">d) cat /etc/passwd | CUT –d: -f1 | sort</text:p>
      <text:p text:style-name="P8">Define “:” como delimitador de campo, informa que só se deve mostrar um campo, exibe as informações do arquivo respeitando as regras acima e em ordem.</text:p>
      <text:p text:style-name="P3"/>
      <text:p text:style-name="P3">e) cat /etc/rc.local | wc –l</text:p>
      <text:p text:style-name="P11">O comando cat retorna o conteúdo do arquivo para o comando wc, que exibe a quantidade de caracteres delimitadores de linha (“\n”).</text:p>
      <text:p text:style-name="P3"/>
      <text:p text:style-name="P3">f) cat /etc/hosts | nl</text:p>
      <text:p text:style-name="P5"><text:span text:style-name="T4">Exibe o conteúdo de um arquivo enumerando as linhas.</text:span></text:p>
      <text:p text:style-name="P3"/>
      <text:p text:style-name="P3"/>
      <text:p text:style-name="P3">6 - Como exibimos as 15 primeiras linhas de um arquivo?</text:p>
      <text:p text:style-name="P3">cat /etc/passwd | head -n 15</text:p>
      <text:p text:style-name="P3"/>
      <text:p text:style-name="P3"/>
      <text:p text:style-name="P3">7 - Como dividir um arquivo de 100 linhas em 5 arquivos de 20 linhas?</text:p>
      <text:p text:style-name="P3"/>
      <text:p text:style-name="P3"/>
      <text:p text:style-name="P3">8 - Qual a diferença entre os comandos cat e tac?</text:p>
      <text:p text:style-name="P8">“cat” exibe o conteúdo de um arquivo começando da primeira linha até a última, “tac” exibe a última linha, depois a penúltima e assim por diante até chegar na primeira.</text:p>
      <text:p text:style-name="P3"/>
      <text:p text:style-name="P3"/>
      <text:p text:style-name="P3">9 - O que fazem os seguintes comandos:</text:p>
      <text:p text:style-name="P3"/>
      <text:p text:style-name="P3">a) cat /var/log/messages | grep HTTP</text:p>
      <text:p text:style-name="P14">Destaca a palavra “HTTP” na exibição do arquivo message.</text:p>
      <text:p text:style-name="P14"/>
      <text:p text:style-name="P3">b) cat /etc/passwd | grep –v nasserala</text:p>
      <text:p text:style-name="P14">Exibe todo o conteúdo do arquivo passwd, menos as linhas que contenham a palavra “nasserala”.</text:p>
      <text:p text:style-name="P3"/>
      <text:p text:style-name="P3">c) cp –fvR /etc/squid /home/nasserala</text:p>
      <text:p text:style-name="P15">Copia “squid” e todos os seus subdiretórios para “home/nasserala”, se o arquivo de destino não puder ser aberto, sobrescreve ele. Explica cada ação. </text:p>
      <text:p text:style-name="P3"/>
      <text:p text:style-name="P3">d) mv aquivo.txt novoarq.txt</text:p>
      <text:p text:style-name="P16">Renomeia o arquivo “arquivo.txt” para “novoarq.txt”.</text:p>
      <text:p text:style-name="P3"/>
      <text:p text:style-name="P3">e) rm –fr *.txt</text:p>
      <text:p text:style-name="P17">Remove todos os arquivos com extensão .txt, ignorando arquivos que não existem sem perguntar. Faz isso de forma recursiva, eliminando todos os subdiretórios e depois o próprio diretório.</text:p>
      <text:p text:style-name="P3"><text:soft-page-break/></text:p>
      <text:p text:style-name="P3">f) mkdir –p /home/nasserala/dados/2010</text:p>
      <text:p text:style-name="P18">Cria os diretórios, indiferentemente se os diretórios pai já existem.</text:p>
      <text:p text:style-name="P18"/>
      <text:p text:style-name="P3">g) rmdir teste</text:p>
      <text:p text:style-name="P19">Remove um diretório chamado teste, se ele existir e estiver vazio.</text:p>
      <text:p text:style-name="P3"/>
      <text:p text:style-name="P3">h) clear</text:p>
      <text:p text:style-name="P20">Limpa a tela do terminal.</text:p>
      <text:p text:style-name="P20"/>
      <text:p text:style-name="P3">i) date 12251200</text:p>
      <text:p text:style-name="P20">Seta a data do sistema.</text:p>
      <text:p text:style-name="P3"/>
      <text:p text:style-name="P3"/>
      <text:p text:style-name="P3">10 - Se eu digito no prompt “#chmod 465 teste”, qual será a permissão do dono, do grupo e outros em relação ao diretório “teste”?</text:p>
      <text:p text:style-name="P3"/>
      <text:p text:style-name="P10">O dono terá permissão de leitura, o grupo do dono terá permissão de leitura e escrita e os outros usuários terão permissão de execução e leitura.</text:p>
      <text:p text:style-name="P3"/>
      <text:p text:style-name="P3"/>
      <text:p text:style-name="P3">11 - Qual a diferença entre utilizar o comando ls -l e ls -la?</text:p>
      <text:p text:style-name="P9"/>
      <text:p text:style-name="P9">Os dois exibem uma lista detalhada de arquivos e pastas, porém “ls -la” também exibe arquivos que começam com “.”, ou seja, arquivos ocultos.</text:p>
      <text:p text:style-name="P3"/>
      <text:p text:style-name="P3"/>
      <text:p text:style-name="P3">12 - Em um terminal do Linux, o resultado do comando ls /var/www | wc -l será</text:p>
      <text:p text:style-name="P3">a) a lista de arquivos e pastas do diretório.</text:p>
      <text:p text:style-name="P3"><text:span text:style-name="T1">X</text:span>) o total de arquivos e pastas dentro do diretório.</text:p>
      <text:p text:style-name="P3">c) o nome do proprietário do diretório.</text:p>
      <text:p text:style-name="P3">d) apagar todos os arquivos do diretório.</text:p>
      <text:p text:style-name="P3">e) mover os arquivos que contenham “l” para o diretório raiz do sistema operacional.</text:p>
      <text:p text:style-name="P3"/>
      <text:p text:style-name="P3"/>
      <text:p text:style-name="P3">13 - <text:span text:style-name="T3">Considere</text:span> o conteúdo do arquivo texto.txt apresentado a seguir:</text:p>
      <text:p text:style-name="P3"/>
      <text:p text:style-name="P3">1 azeite</text:p>
      <text:p text:style-name="P3">2 trigo</text:p>
      <text:p text:style-name="P3">3 feijão</text:p>
      <text:p text:style-name="P3">4 uva</text:p>
      <text:p text:style-name="P3"/>
      <text:p text:style-name="P4">Se o comando </text:p>
      <text:p text:style-name="P4"/>
      <text:p text:style-name="P4">“grep [2-4] texto.txt | grep -v uva" </text:p>
      <text:p text:style-name="P4"/>
      <text:p text:style-name="P4">for executado no Linux para listar o conteúdo deste arquivo, será apresentado no terminal:</text:p>
      <text:p text:style-name="P3"/>
      <text:p text:style-name="P3">a) 2 trigo</text:p>
      <text:p text:style-name="P3"/>
      <text:p text:style-name="P3">b) 4 uva</text:p>
      <text:p text:style-name="P3"/>
      <text:p text:style-name="P3"><text:soft-page-break/><text:span text:style-name="T1">X</text:span>) 2 trigo</text:p>
      <text:p text:style-name="P3"><text:s text:c="4"/>3 feijão</text:p>
      <text:p text:style-name="P3"/>
      <text:p text:style-name="P3">d) <text:s/>1 azeite</text:p>
      <text:p text:style-name="P3"><text:s text:c="5"/>2 trigo</text:p>
      <text:p text:style-name="P3"><text:s text:c="5"/>3 feijão</text:p>
      <text:p text:style-name="P3"/>
      <text:p text:style-name="P3"><text:span text:style-name="T1">X</text:span>) 2 trigo</text:p>
      <text:p text:style-name="P3"><text:s text:c="4"/>3 feijão</text:p>
      <text:p text:style-name="P3"/>
      <text:p text:style-name="P3"/>
      <text:p text:style-name="P3">14 - Considerando operações de manipulação de textos no Linux, assinale a alternativa correta para a função do comando grep JUR /var/log/messages</text:p>
      <text:p text:style-name="P3"/>
      <text:p text:style-name="P3">a) Procura a palavra “JUR” no arquivo ‘var/log/messages’.</text:p>
      <text:p text:style-name="P3">b) Procura a palavra que iniciam com “JUR” no diretório ‘var/log/messages’.</text:p>
      <text:p text:style-name="P3">c) Procura a palavra “JUR” no diretório ‘var/log/messages’.</text:p>
      <text:p text:style-name="P3"><text:span text:style-name="T2">X</text:span>) Procura palavras que comecem com “JUR” no arquivo ‘var/log/messages’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2T17:42:46.767000000</meta:creation-date>
    <dc:date>2021-08-22T20:58:10.636000000</dc:date>
    <meta:editing-duration>PT2H54M22S</meta:editing-duration>
    <meta:editing-cycles>27</meta:editing-cycles>
    <meta:generator>LibreOffice/7.0.4.2$Windows_X86_64 LibreOffice_project/dcf040e67528d9187c66b2379df5ea4407429775</meta:generator>
    <meta:document-statistic meta:table-count="0" meta:image-count="0" meta:object-count="0" meta:page-count="4" meta:paragraph-count="93" meta:word-count="836" meta:character-count="4707" meta:non-whitespace-character-count="3942"/>
  </office:meta>
</office:document-meta>
</file>